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2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2">20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<text:span text:style-name="T2">b</text:span>abilrond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44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33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37">29</text:p>
          </table:table-cell>
          <table:table-cell table:style-name="Tableau7.A6" office:value-type="string">
            <text:p text:style-name="P30"><text:span text:style-name="T2">b</text:span>abilrondo - <text:span text:style-name="T15">D</text:span>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1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04T11:44:32.058497651</dc:date>
    <dc:creator>Bob Correcteur</dc:creator>
    <meta:editing-duration>PT2H53M9S</meta:editing-duration>
    <meta:editing-cycles>116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8" meta:character-count="602" meta:non-whitespace-character-count="547"/>
  </office:meta>
</office:document-meta>
</file>